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, 'Palatino Linotype', Palatino, 'Liberation Serif', serif"/>
    <style:font-face style:name="Consolas" svg:font-family="Consolas, Monaco, monospac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2pt" officeooo:rsid="00059dad" officeooo:paragraph-rsid="00059dad" style:font-size-asian="10.5pt" style:font-size-complex="12pt"/>
    </style:style>
    <style:style style:name="P4" style:family="paragraph" style:parent-style-name="Standard">
      <style:text-properties fo:font-size="12pt" officeooo:rsid="0007138c" officeooo:paragraph-rsid="0007138c" style:font-size-asian="12pt" style:font-size-complex="12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 ecma-internacionales posible consultar todas las palabras reservadas de JavaScript.</text:p>
      <text:p text:style-name="P1"/>
      <text:p text:style-name="P1"><text:s/>www.ECMA-262 - Ecma International (ecma-international.org)</text:p>
      <text:p text:style-name="P1"/>
      <text:p text:style-name="P1">Visitar la página web y consultar todas las palabras reservadas actuales y para las futuras versiones del estándar</text:p>
      <text:p text:style-name="P1"/>
      <text:p text:style-name="P4"><text:span text:style-name="T4">Palabras reservadas actualmente</text:span>: await, break, case, catch, class, const, continue, debugger, default, delete, do, else, enum, export, extends, false, finally, for, function, if, import, in, instanceof, new, null, return, super, switch, this, throw, true, try, typeof, var, void, while, with, yield<text:span text:style-name="T1"/></text:p>
      <text:p text:style-name="P3"/>
      <text:p text:style-name="P3"><text:span text:style-name="T2">Palabras reservadas para futuras versiones</text:span>: enum, implements, interface, package, private, protected y public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, 'Palatino Linotype', Palatino, 'Liberation Serif', serif"/>
    <style:font-face style:name="Consolas" svg:font-family="Consolas, Monaco, monospac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16:49:17.093419237</meta:creation-date>
    <meta:generator>LibreOffice/7.4.7.2$Linux_X86_64 LibreOffice_project/40$Build-2</meta:generator>
    <dc:date>2023-09-25T19:15:05.814778881</dc:date>
    <meta:editing-duration>PT13M23S</meta:editing-duration>
    <meta:editing-cycles>2</meta:editing-cycles>
    <meta:document-statistic meta:table-count="0" meta:image-count="0" meta:object-count="0" meta:page-count="1" meta:paragraph-count="5" meta:word-count="87" meta:character-count="667" meta:non-whitespace-character-count="584"/>
  </office:meta>
</office:document-meta>
</file>